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6000004F4E220C1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47.96mm" svg:y="118.06mm" svg:width="105.53mm" svg:height="180.36mm" draw:z-index="0" draw:transform="translate (-100.725mm -208.24mm) rotate (4.71238898038469) translate (100.725mm 208.24mm)"><draw:image xlink:href="Pictures/10000001000002E6000004F4E220C1A0.png" xlink:type="simple" xlink:show="embed" xlink:actuate="onLoad" draw:mime-type="image/png"/></draw:frame><draw:frame draw:style-name="fr1" draw:name="Image2" text:anchor-type="char" svg:x="44.71mm" svg:y="-25.49mm" svg:width="109.41mm" svg:height="186.99mm" draw:z-index="1" draw:transform="translate (-99.415mm -68.005mm) rotate (1.5707963267949) translate (99.415mm 68.005mm)"><draw:image xlink:href="Pictures/10000001000002E6000004F4E220C1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6.74mm" fo:margin-bottom="6.17mm" fo:margin-left="8.18mm" fo:margin-right="8.33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20:39:26.043656137</meta:creation-date>
    <dc:date>2024-08-31T11:07:22.928843884</dc:date>
    <meta:editing-duration>PT18M11S</meta:editing-duration>
    <meta:editing-cycles>6</meta:editing-cycles>
    <meta:generator>LibreOffice/24.2.4.2$Linux_X86_64 LibreOffice_project/420$Build-2</meta:generator>
    <meta:print-date>2024-08-31T11:07:26.795955858</meta:print-date>
    <meta:document-statistic meta:table-count="0" meta:image-count="2" meta:object-count="0" meta:page-count="1" meta:paragraph-count="0" meta:word-count="0" meta:character-count="0" meta:non-whitespace-character-count="0"/>
  </office:meta>
</office:document-meta>
</file>